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b2e39" officeooo:paragraph-rsid="000b2e39" style:font-weight-asian="bold" style:font-weight-complex="bold"/>
    </style:style>
    <style:style style:name="P2" style:family="paragraph" style:parent-style-name="Standard">
      <style:text-properties fo:font-weight="bold" officeooo:rsid="000bed19" officeooo:paragraph-rsid="000bed19" style:font-weight-asian="bold" style:font-weight-complex="bold"/>
    </style:style>
    <style:style style:name="P3" style:family="paragraph" style:parent-style-name="Standard">
      <style:text-properties fo:font-weight="bold" officeooo:rsid="000d5e0b" officeooo:paragraph-rsid="000d5e0b"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Strings and Arrays</text:p>
      <text:p text:style-name="P2"><text:span text:style-name="T1">We’ve previously gone over the strings and what they are <text:s/>and their most basic use in scripting. <text:s/>There are some methods we can use when we work with strings. Some primitive values cannot have methods or properties because they are not objects. However, JavaScript allows primitive values to have properties and methods because it treats primitive values like objects when executing properties and methods.</text:span></text:p>
      <text:p text:style-name="P2"><text:span text:style-name="T1"/></text:p>
      <text:p text:style-name="P3"><text:span text:style-name="T1">We can learn, for example, the length of a string we are using in a program.</text:span></text:p>
      <text:p text:style-name="P3"><text:span text:style-name="T1">see stringdemo1.htm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11:29:51.592002694</meta:creation-date>
    <dc:date>2022-03-23T12:04:13.830566964</dc:date>
    <meta:editing-duration>PT24M11S</meta:editing-duration>
    <meta:editing-cycles>2</meta:editing-cycles>
    <meta:generator>LibreOffice/7.3.1.3$Linux_X86_64 LibreOffice_project/30$Build-3</meta:generator>
    <meta:document-statistic meta:table-count="0" meta:image-count="0" meta:object-count="0" meta:page-count="1" meta:paragraph-count="4" meta:word-count="86" meta:character-count="531" meta:non-whitespace-character-count="447"/>
  </office:meta>
</office:document-meta>
</file>